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028in"/>
    </style:style>
    <style:style style:name="co22" style:family="table-column">
      <style:table-column-properties fo:break-before="auto" style:column-width="2in"/>
    </style:style>
    <style:style style:name="co23" style:family="table-column">
      <style:table-column-properties fo:break-before="auto" style:column-width="0.3457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3.3445in"/>
    </style:style>
    <style:style style:name="co28" style:family="table-column">
      <style:table-column-properties fo:break-before="auto" style:column-width="1.3571in"/>
    </style:style>
    <style:style style:name="co29" style:family="table-column">
      <style:table-column-properties fo:break-before="auto" style:column-width="1.2063in"/>
    </style:style>
    <style:style style:name="co30" style:family="table-column">
      <style:table-column-properties fo:break-before="auto" style:column-width="0.5626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0.972in"/>
    </style:style>
    <style:style style:name="co33" style:family="table-column">
      <style:table-column-properties fo:break-before="auto" style:column-width="1.7909in"/>
    </style:style>
    <style:style style:name="co34" style:family="table-column">
      <style:table-column-properties fo:break-before="auto" style:column-width="1.540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Y1-Sp2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Y1-Sp2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Y1-Sp2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5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9" table:content-validation-name="val6" office:value-type="string" calcext:value-type="string">
            <text:p>No Profession</text:p>
          </table:table-cell>
          <table:table-cell table:number-columns-repeated="2" table:style-name="ce79" table:content-validation-name="val7" office:value-type="string" calcext:value-type="string">
            <text:p>Not Obtained</text:p>
          </table:table-cell>
          <table:table-cell table:number-columns-repeated="3" table:style-name="ce79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75" calcext:value-type="float">
            <text:p>75</text:p>
          </table:table-cell>
          <table:table-cell table:formula="of:=FLOOR(FLOOR([.$B89]*[.D$3])*[.$H$3])" office:value-type="float" office:value="93" calcext:value-type="float">
            <text:p>93</text:p>
          </table:table-cell>
          <table:table-cell table:formula="of:=FLOOR(FLOOR([.$B89]*[.E$3])*[.$H$3])" office:value-type="float" office:value="112" calcext:value-type="float">
            <text:p>112</text:p>
          </table:table-cell>
          <table:table-cell table:formula="of:=FLOOR(FLOOR([.$B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0" calcext:value-type="float">
            <text:p>30</text:p>
          </table:table-cell>
          <table:table-cell table:formula="of:=FLOOR(FLOOR([.$B90]*[.D$3])*[.$H$3])" office:value-type="float" office:value="37" calcext:value-type="float">
            <text:p>37</text:p>
          </table:table-cell>
          <table:table-cell table:formula="of:=FLOOR(FLOOR([.$B90]*[.E$3])*[.$H$3])" office:value-type="float" office:value="45" calcext:value-type="float">
            <text:p>45</text:p>
          </table:table-cell>
          <table:table-cell table:formula="of:=FLOOR(FLOOR([.$B9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900" calcext:value-type="float">
            <text:p>900</text:p>
          </table:table-cell>
          <table:table-cell table:formula="of:=FLOOR(FLOOR([.$B91]*[.D$3])*[.$H$3])" office:value-type="float" office:value="1125" calcext:value-type="float">
            <text:p>1125</text:p>
          </table:table-cell>
          <table:table-cell table:formula="of:=FLOOR(FLOOR([.$B91]*[.E$3])*[.$H$3])" office:value-type="float" office:value="1350" calcext:value-type="float">
            <text:p>1350</text:p>
          </table:table-cell>
          <table:table-cell table:formula="of:=FLOOR(FLOOR([.$B9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500" calcext:value-type="float">
            <text:p>500</text:p>
          </table:table-cell>
          <table:table-cell table:formula="of:=FLOOR(FLOOR([.$B92]*[.D$3])*[.$H$3])" office:value-type="float" office:value="625" calcext:value-type="float">
            <text:p>625</text:p>
          </table:table-cell>
          <table:table-cell table:formula="of:=FLOOR(FLOOR([.$B92]*[.E$3])*[.$H$3])" office:value-type="float" office:value="750" calcext:value-type="float">
            <text:p>750</text:p>
          </table:table-cell>
          <table:table-cell table:formula="of:=FLOOR(FLOOR([.$B9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20" calcext:value-type="float">
            <text:p>120</text:p>
          </table:table-cell>
          <table:table-cell table:formula="of:=FLOOR(FLOOR([.$B93]*[.D$3])*[.$H$3])" office:value-type="float" office:value="150" calcext:value-type="float">
            <text:p>150</text:p>
          </table:table-cell>
          <table:table-cell table:formula="of:=FLOOR(FLOOR([.$B93]*[.E$3])*[.$H$3])" office:value-type="float" office:value="180" calcext:value-type="float">
            <text:p>180</text:p>
          </table:table-cell>
          <table:table-cell table:formula="of:=FLOOR(FLOOR([.$B93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45" calcext:value-type="float">
            <text:p>45</text:p>
          </table:table-cell>
          <table:table-cell table:formula="of:=FLOOR(FLOOR([.$B94]*[.D$3])*[.$H$3])" office:value-type="float" office:value="56" calcext:value-type="float">
            <text:p>56</text:p>
          </table:table-cell>
          <table:table-cell table:formula="of:=FLOOR(FLOOR([.$B94]*[.E$3])*[.$H$3])" office:value-type="float" office:value="67" calcext:value-type="float">
            <text:p>67</text:p>
          </table:table-cell>
          <table:table-cell table:formula="of:=FLOOR(FLOOR([.$B94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75" calcext:value-type="float">
            <text:p>75</text:p>
          </table:table-cell>
          <table:table-cell table:formula="of:=FLOOR(FLOOR([.$B95]*[.D$3])*[.$H$3])" office:value-type="float" office:value="93" calcext:value-type="float">
            <text:p>93</text:p>
          </table:table-cell>
          <table:table-cell table:formula="of:=FLOOR(FLOOR([.$B95]*[.E$3])*[.$H$3])" office:value-type="float" office:value="112" calcext:value-type="float">
            <text:p>112</text:p>
          </table:table-cell>
          <table:table-cell table:formula="of:=FLOOR(FLOOR([.$B9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0" calcext:value-type="float">
            <text:p>30</text:p>
          </table:table-cell>
          <table:table-cell table:formula="of:=FLOOR(FLOOR([.$B96]*[.D$3])*[.$H$3])" office:value-type="float" office:value="37" calcext:value-type="float">
            <text:p>37</text:p>
          </table:table-cell>
          <table:table-cell table:formula="of:=FLOOR(FLOOR([.$B96]*[.E$3])*[.$H$3])" office:value-type="float" office:value="45" calcext:value-type="float">
            <text:p>45</text:p>
          </table:table-cell>
          <table:table-cell table:formula="of:=FLOOR(FLOOR([.$B96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00" calcext:value-type="float">
            <text:p>200</text:p>
          </table:table-cell>
          <table:table-cell table:formula="of:=FLOOR(FLOOR([.$B97]*[.D$3])*[.$H$3])" office:value-type="float" office:value="250" calcext:value-type="float">
            <text:p>250</text:p>
          </table:table-cell>
          <table:table-cell table:formula="of:=FLOOR(FLOOR([.$B97]*[.E$3])*[.$H$3])" office:value-type="float" office:value="300" calcext:value-type="float">
            <text:p>300</text:p>
          </table:table-cell>
          <table:table-cell table:formula="of:=FLOOR(FLOOR([.$B97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50" calcext:value-type="float">
            <text:p>50</text:p>
          </table:table-cell>
          <table:table-cell table:formula="of:=FLOOR(FLOOR([.$B98]*[.D$3])*[.$H$3])" office:value-type="float" office:value="62" calcext:value-type="float">
            <text:p>62</text:p>
          </table:table-cell>
          <table:table-cell table:formula="of:=FLOOR(FLOOR([.$B98]*[.E$3])*[.$H$3])" office:value-type="float" office:value="75" calcext:value-type="float">
            <text:p>75</text:p>
          </table:table-cell>
          <table:table-cell table:formula="of:=FLOOR(FLOOR([.$B98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50" calcext:value-type="float">
            <text:p>50</text:p>
          </table:table-cell>
          <table:table-cell table:formula="of:=FLOOR(FLOOR([.$B99]*[.D$3])*[.$H$3])" office:value-type="float" office:value="62" calcext:value-type="float">
            <text:p>62</text:p>
          </table:table-cell>
          <table:table-cell table:formula="of:=FLOOR(FLOOR([.$B99]*[.E$3])*[.$H$3])" office:value-type="float" office:value="75" calcext:value-type="float">
            <text:p>75</text:p>
          </table:table-cell>
          <table:table-cell table:formula="of:=FLOOR(FLOOR([.$B9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500" calcext:value-type="float">
            <text:p>1500</text:p>
          </table:table-cell>
          <table:table-cell table:formula="of:=FLOOR(FLOOR([.$B102]*[.D$3])*[.$H$3])" office:value-type="float" office:value="1875" calcext:value-type="float">
            <text:p>1875</text:p>
          </table:table-cell>
          <table:table-cell table:formula="of:=FLOOR(FLOOR([.$B102]*[.E$3])*[.$H$3])" office:value-type="float" office:value="2250" calcext:value-type="float">
            <text:p>2250</text:p>
          </table:table-cell>
          <table:table-cell table:formula="of:=FLOOR(FLOOR([.$B102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00" calcext:value-type="float">
            <text:p>100</text:p>
          </table:table-cell>
          <table:table-cell table:formula="of:=FLOOR(FLOOR([.$B103]*[.D$3])*[.$H$3])" office:value-type="float" office:value="125" calcext:value-type="float">
            <text:p>125</text:p>
          </table:table-cell>
          <table:table-cell table:formula="of:=FLOOR(FLOOR([.$B103]*[.E$3])*[.$H$3])" office:value-type="float" office:value="150" calcext:value-type="float">
            <text:p>150</text:p>
          </table:table-cell>
          <table:table-cell table:formula="of:=FLOOR(FLOOR([.$B10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85" calcext:value-type="float">
            <text:p>85</text:p>
          </table:table-cell>
          <table:table-cell table:formula="of:=FLOOR(FLOOR([.$B104]*[.D$3])*[.$H$3])" office:value-type="float" office:value="106" calcext:value-type="float">
            <text:p>106</text:p>
          </table:table-cell>
          <table:table-cell table:formula="of:=FLOOR(FLOOR([.$B104]*[.E$3])*[.$H$3])" office:value-type="float" office:value="127" calcext:value-type="float">
            <text:p>127</text:p>
          </table:table-cell>
          <table:table-cell table:formula="of:=FLOOR(FLOOR([.$B104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00" calcext:value-type="float">
            <text:p>100</text:p>
          </table:table-cell>
          <table:table-cell table:formula="of:=FLOOR(FLOOR([.$B105]*[.D$3])*[.$H$3])" office:value-type="float" office:value="125" calcext:value-type="float">
            <text:p>125</text:p>
          </table:table-cell>
          <table:table-cell table:formula="of:=FLOOR(FLOOR([.$B105]*[.E$3])*[.$H$3])" office:value-type="float" office:value="150" calcext:value-type="float">
            <text:p>150</text:p>
          </table:table-cell>
          <table:table-cell table:formula="of:=FLOOR(FLOOR([.$B1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45" calcext:value-type="float">
            <text:p>45</text:p>
          </table:table-cell>
          <table:table-cell table:formula="of:=FLOOR(FLOOR([.$B106]*[.D$3])*[.$H$3])" office:value-type="float" office:value="56" calcext:value-type="float">
            <text:p>56</text:p>
          </table:table-cell>
          <table:table-cell table:formula="of:=FLOOR(FLOOR([.$B106]*[.E$3])*[.$H$3])" office:value-type="float" office:value="67" calcext:value-type="float">
            <text:p>67</text:p>
          </table:table-cell>
          <table:table-cell table:formula="of:=FLOOR(FLOOR([.$B106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000" calcext:value-type="float">
            <text:p>1000</text:p>
          </table:table-cell>
          <table:table-cell table:formula="of:=FLOOR(FLOOR([.$B107]*[.D$3])*[.$H$3])" office:value-type="float" office:value="1250" calcext:value-type="float">
            <text:p>1250</text:p>
          </table:table-cell>
          <table:table-cell table:formula="of:=FLOOR(FLOOR([.$B107]*[.E$3])*[.$H$3])" office:value-type="float" office:value="1500" calcext:value-type="float">
            <text:p>1500</text:p>
          </table:table-cell>
          <table:table-cell table:formula="of:=FLOOR(FLOOR([.$B107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000" calcext:value-type="float">
            <text:p>1000</text:p>
          </table:table-cell>
          <table:table-cell table:formula="of:=FLOOR(FLOOR([.$B108]*[.D$3])*[.$H$3])" office:value-type="float" office:value="1250" calcext:value-type="float">
            <text:p>1250</text:p>
          </table:table-cell>
          <table:table-cell table:formula="of:=FLOOR(FLOOR([.$B108]*[.E$3])*[.$H$3])" office:value-type="float" office:value="1500" calcext:value-type="float">
            <text:p>1500</text:p>
          </table:table-cell>
          <table:table-cell table:formula="of:=FLOOR(FLOOR([.$B10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80" calcext:value-type="float">
            <text:p>80</text:p>
          </table:table-cell>
          <table:table-cell table:formula="of:=FLOOR(FLOOR([.$B109]*[.D$3])*[.$H$3])" office:value-type="float" office:value="100" calcext:value-type="float">
            <text:p>100</text:p>
          </table:table-cell>
          <table:table-cell table:formula="of:=FLOOR(FLOOR([.$B109]*[.E$3])*[.$H$3])" office:value-type="float" office:value="120" calcext:value-type="float">
            <text:p>120</text:p>
          </table:table-cell>
          <table:table-cell table:formula="of:=FLOOR(FLOOR([.$B10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0" calcext:value-type="float">
            <text:p>30</text:p>
          </table:table-cell>
          <table:table-cell table:formula="of:=FLOOR(FLOOR([.$B110]*[.D$3])*[.$H$3])" office:value-type="float" office:value="37" calcext:value-type="float">
            <text:p>37</text:p>
          </table:table-cell>
          <table:table-cell table:formula="of:=FLOOR(FLOOR([.$B110]*[.E$3])*[.$H$3])" office:value-type="float" office:value="45" calcext:value-type="float">
            <text:p>45</text:p>
          </table:table-cell>
          <table:table-cell table:formula="of:=FLOOR(FLOOR([.$B11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500" calcext:value-type="float">
            <text:p>500</text:p>
          </table:table-cell>
          <table:table-cell table:formula="of:=FLOOR(FLOOR([.$B111]*[.D$3])*[.$H$3])" office:value-type="float" office:value="625" calcext:value-type="float">
            <text:p>625</text:p>
          </table:table-cell>
          <table:table-cell table:formula="of:=FLOOR(FLOOR([.$B111]*[.E$3])*[.$H$3])" office:value-type="float" office:value="750" calcext:value-type="float">
            <text:p>750</text:p>
          </table:table-cell>
          <table:table-cell table:formula="of:=FLOOR(FLOOR([.$B111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00" calcext:value-type="float">
            <text:p>100</text:p>
          </table:table-cell>
          <table:table-cell table:formula="of:=FLOOR(FLOOR([.$B112]*[.D$3])*[.$H$3])" office:value-type="float" office:value="125" calcext:value-type="float">
            <text:p>125</text:p>
          </table:table-cell>
          <table:table-cell table:formula="of:=FLOOR(FLOOR([.$B112]*[.E$3])*[.$H$3])" office:value-type="float" office:value="150" calcext:value-type="float">
            <text:p>150</text:p>
          </table:table-cell>
          <table:table-cell table:formula="of:=FLOOR(FLOOR([.$B11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700" calcext:value-type="float">
            <text:p>700</text:p>
          </table:table-cell>
          <table:table-cell table:formula="of:=FLOOR(FLOOR([.$B113]*[.D$3])*[.$H$3])" office:value-type="float" office:value="875" calcext:value-type="float">
            <text:p>875</text:p>
          </table:table-cell>
          <table:table-cell table:formula="of:=FLOOR(FLOOR([.$B113]*[.E$3])*[.$H$3])" office:value-type="float" office:value="1050" calcext:value-type="float">
            <text:p>1050</text:p>
          </table:table-cell>
          <table:table-cell table:formula="of:=FLOOR(FLOOR([.$B113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5000" calcext:value-type="float">
            <text:p>5000</text:p>
          </table:table-cell>
          <table:table-cell table:formula="of:=FLOOR(FLOOR([.$B114]*[.D$3])*[.$H$3])" office:value-type="float" office:value="6250" calcext:value-type="float">
            <text:p>6250</text:p>
          </table:table-cell>
          <table:table-cell table:formula="of:=FLOOR(FLOOR([.$B114]*[.E$3])*[.$H$3])" office:value-type="float" office:value="7500" calcext:value-type="float">
            <text:p>7500</text:p>
          </table:table-cell>
          <table:table-cell table:formula="of:=FLOOR(FLOOR([.$B114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5000" calcext:value-type="float">
            <text:p>5000</text:p>
          </table:table-cell>
          <table:table-cell table:formula="of:=FLOOR(FLOOR([.$B115]*[.D$3])*[.$H$3])" office:value-type="float" office:value="6250" calcext:value-type="float">
            <text:p>6250</text:p>
          </table:table-cell>
          <table:table-cell table:formula="of:=FLOOR(FLOOR([.$B115]*[.E$3])*[.$H$3])" office:value-type="float" office:value="7500" calcext:value-type="float">
            <text:p>7500</text:p>
          </table:table-cell>
          <table:table-cell table:formula="of:=FLOOR(FLOOR([.$B11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20" calcext:value-type="float">
            <text:p>120</text:p>
          </table:table-cell>
          <table:table-cell table:formula="of:=FLOOR(FLOOR([.$B116]*[.D$3])*[.$H$3])" office:value-type="float" office:value="150" calcext:value-type="float">
            <text:p>150</text:p>
          </table:table-cell>
          <table:table-cell table:formula="of:=FLOOR(FLOOR([.$B116]*[.E$3])*[.$H$3])" office:value-type="float" office:value="180" calcext:value-type="float">
            <text:p>180</text:p>
          </table:table-cell>
          <table:table-cell table:formula="of:=FLOOR(FLOOR([.$B11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00" calcext:value-type="float">
            <text:p>100</text:p>
          </table:table-cell>
          <table:table-cell table:formula="of:=FLOOR(FLOOR([.$B117]*[.D$3])*[.$H$3])" office:value-type="float" office:value="125" calcext:value-type="float">
            <text:p>125</text:p>
          </table:table-cell>
          <table:table-cell table:formula="of:=FLOOR(FLOOR([.$B117]*[.E$3])*[.$H$3])" office:value-type="float" office:value="150" calcext:value-type="float">
            <text:p>150</text:p>
          </table:table-cell>
          <table:table-cell table:formula="of:=FLOOR(FLOOR([.$B11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50" calcext:value-type="float">
            <text:p>150</text:p>
          </table:table-cell>
          <table:table-cell table:formula="of:=FLOOR(FLOOR([.$B119]*[.D$3])*[.$H$3])" office:value-type="float" office:value="187" calcext:value-type="float">
            <text:p>187</text:p>
          </table:table-cell>
          <table:table-cell table:formula="of:=FLOOR(FLOOR([.$B119]*[.E$3])*[.$H$3])" office:value-type="float" office:value="225" calcext:value-type="float">
            <text:p>225</text:p>
          </table:table-cell>
          <table:table-cell table:formula="of:=FLOOR(FLOOR([.$B119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00" calcext:value-type="float">
            <text:p>100</text:p>
          </table:table-cell>
          <table:table-cell table:formula="of:=FLOOR(FLOOR([.$B120]*[.D$3])*[.$H$3])" office:value-type="float" office:value="125" calcext:value-type="float">
            <text:p>125</text:p>
          </table:table-cell>
          <table:table-cell table:formula="of:=FLOOR(FLOOR([.$B120]*[.E$3])*[.$H$3])" office:value-type="float" office:value="150" calcext:value-type="float">
            <text:p>150</text:p>
          </table:table-cell>
          <table:table-cell table:formula="of:=FLOOR(FLOOR([.$B12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900" calcext:value-type="float">
            <text:p>900</text:p>
          </table:table-cell>
          <table:table-cell table:formula="of:=FLOOR(FLOOR([.$B121]*[.D$3])*[.$H$3])" office:value-type="float" office:value="1125" calcext:value-type="float">
            <text:p>1125</text:p>
          </table:table-cell>
          <table:table-cell table:formula="of:=FLOOR(FLOOR([.$B121]*[.E$3])*[.$H$3])" office:value-type="float" office:value="1350" calcext:value-type="float">
            <text:p>1350</text:p>
          </table:table-cell>
          <table:table-cell table:formula="of:=FLOOR(FLOOR([.$B12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0" calcext:value-type="float">
            <text:p>30</text:p>
          </table:table-cell>
          <table:table-cell table:formula="of:=FLOOR(FLOOR([.$B122]*[.D$3])*[.$H$3])" office:value-type="float" office:value="37" calcext:value-type="float">
            <text:p>37</text:p>
          </table:table-cell>
          <table:table-cell table:formula="of:=FLOOR(FLOOR([.$B122]*[.E$3])*[.$H$3])" office:value-type="float" office:value="45" calcext:value-type="float">
            <text:p>45</text:p>
          </table:table-cell>
          <table:table-cell table:formula="of:=FLOOR(FLOOR([.$B122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000" calcext:value-type="float">
            <text:p>1000</text:p>
          </table:table-cell>
          <table:table-cell table:formula="of:=FLOOR(FLOOR([.$B123]*[.D$3])*[.$H$3])" office:value-type="float" office:value="1250" calcext:value-type="float">
            <text:p>1250</text:p>
          </table:table-cell>
          <table:table-cell table:formula="of:=FLOOR(FLOOR([.$B123]*[.E$3])*[.$H$3])" office:value-type="float" office:value="1500" calcext:value-type="float">
            <text:p>1500</text:p>
          </table:table-cell>
          <table:table-cell table:formula="of:=FLOOR(FLOOR([.$B12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50" calcext:value-type="float">
            <text:p>150</text:p>
          </table:table-cell>
          <table:table-cell table:formula="of:=FLOOR(FLOOR([.$B124]*[.D$3])*[.$H$3])" office:value-type="float" office:value="187" calcext:value-type="float">
            <text:p>187</text:p>
          </table:table-cell>
          <table:table-cell table:formula="of:=FLOOR(FLOOR([.$B124]*[.E$3])*[.$H$3])" office:value-type="float" office:value="225" calcext:value-type="float">
            <text:p>225</text:p>
          </table:table-cell>
          <table:table-cell table:formula="of:=FLOOR(FLOOR([.$B124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40" calcext:value-type="float">
            <text:p>40</text:p>
          </table:table-cell>
          <table:table-cell table:formula="of:=FLOOR(FLOOR([.$B125]*[.D$3])*[.$H$3])" office:value-type="float" office:value="50" calcext:value-type="float">
            <text:p>50</text:p>
          </table:table-cell>
          <table:table-cell table:formula="of:=FLOOR(FLOOR([.$B125]*[.E$3])*[.$H$3])" office:value-type="float" office:value="60" calcext:value-type="float">
            <text:p>60</text:p>
          </table:table-cell>
          <table:table-cell table:formula="of:=FLOOR(FLOOR([.$B125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55" calcext:value-type="float">
            <text:p>55</text:p>
          </table:table-cell>
          <table:table-cell table:formula="of:=FLOOR(FLOOR([.$B126]*[.D$3])*[.$H$3])" office:value-type="float" office:value="68" calcext:value-type="float">
            <text:p>68</text:p>
          </table:table-cell>
          <table:table-cell table:formula="of:=FLOOR(FLOOR([.$B126]*[.E$3])*[.$H$3])" office:value-type="float" office:value="82" calcext:value-type="float">
            <text:p>82</text:p>
          </table:table-cell>
          <table:table-cell table:formula="of:=FLOOR(FLOOR([.$B126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00" calcext:value-type="float">
            <text:p>100</text:p>
          </table:table-cell>
          <table:table-cell table:formula="of:=FLOOR(FLOOR([.$B128]*[.D$3])*[.$H$3])" office:value-type="float" office:value="125" calcext:value-type="float">
            <text:p>125</text:p>
          </table:table-cell>
          <table:table-cell table:formula="of:=FLOOR(FLOOR([.$B128]*[.E$3])*[.$H$3])" office:value-type="float" office:value="150" calcext:value-type="float">
            <text:p>150</text:p>
          </table:table-cell>
          <table:table-cell table:formula="of:=FLOOR(FLOOR([.$B12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00" calcext:value-type="float">
            <text:p>200</text:p>
          </table:table-cell>
          <table:table-cell table:formula="of:=FLOOR(FLOOR([.$B129]*[.D$3])*[.$H$3])" office:value-type="float" office:value="250" calcext:value-type="float">
            <text:p>250</text:p>
          </table:table-cell>
          <table:table-cell table:formula="of:=FLOOR(FLOOR([.$B129]*[.E$3])*[.$H$3])" office:value-type="float" office:value="300" calcext:value-type="float">
            <text:p>300</text:p>
          </table:table-cell>
          <table:table-cell table:formula="of:=FLOOR(FLOOR([.$B12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000" calcext:value-type="float">
            <text:p>1000</text:p>
          </table:table-cell>
          <table:table-cell table:formula="of:=FLOOR(FLOOR([.$B130]*[.D$3])*[.$H$3])" office:value-type="float" office:value="1250" calcext:value-type="float">
            <text:p>1250</text:p>
          </table:table-cell>
          <table:table-cell table:formula="of:=FLOOR(FLOOR([.$B130]*[.E$3])*[.$H$3])" office:value-type="float" office:value="1500" calcext:value-type="float">
            <text:p>1500</text:p>
          </table:table-cell>
          <table:table-cell table:formula="of:=FLOOR(FLOOR([.$B13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65" calcext:value-type="float">
            <text:p>65</text:p>
          </table:table-cell>
          <table:table-cell table:formula="of:=FLOOR(FLOOR([.$B131]*[.D$3])*[.$H$3])" office:value-type="float" office:value="81" calcext:value-type="float">
            <text:p>81</text:p>
          </table:table-cell>
          <table:table-cell table:formula="of:=FLOOR(FLOOR([.$B131]*[.E$3])*[.$H$3])" office:value-type="float" office:value="97" calcext:value-type="float">
            <text:p>97</text:p>
          </table:table-cell>
          <table:table-cell table:formula="of:=FLOOR(FLOOR([.$B131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75" calcext:value-type="float">
            <text:p>75</text:p>
          </table:table-cell>
          <table:table-cell table:formula="of:=FLOOR(FLOOR([.$B132]*[.D$3])*[.$H$3])" office:value-type="float" office:value="93" calcext:value-type="float">
            <text:p>93</text:p>
          </table:table-cell>
          <table:table-cell table:formula="of:=FLOOR(FLOOR([.$B132]*[.E$3])*[.$H$3])" office:value-type="float" office:value="112" calcext:value-type="float">
            <text:p>112</text:p>
          </table:table-cell>
          <table:table-cell table:formula="of:=FLOOR(FLOOR([.$B13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50" calcext:value-type="float">
            <text:p>50</text:p>
          </table:table-cell>
          <table:table-cell table:formula="of:=FLOOR(FLOOR([.$B133]*[.D$3])*[.$H$3])" office:value-type="float" office:value="62" calcext:value-type="float">
            <text:p>62</text:p>
          </table:table-cell>
          <table:table-cell table:formula="of:=FLOOR(FLOOR([.$B133]*[.E$3])*[.$H$3])" office:value-type="float" office:value="75" calcext:value-type="float">
            <text:p>75</text:p>
          </table:table-cell>
          <table:table-cell table:formula="of:=FLOOR(FLOOR([.$B13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75" calcext:value-type="float">
            <text:p>75</text:p>
          </table:table-cell>
          <table:table-cell table:formula="of:=FLOOR(FLOOR([.$B134]*[.D$3])*[.$H$3])" office:value-type="float" office:value="93" calcext:value-type="float">
            <text:p>93</text:p>
          </table:table-cell>
          <table:table-cell table:formula="of:=FLOOR(FLOOR([.$B134]*[.E$3])*[.$H$3])" office:value-type="float" office:value="112" calcext:value-type="float">
            <text:p>112</text:p>
          </table:table-cell>
          <table:table-cell table:formula="of:=FLOOR(FLOOR([.$B13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75" calcext:value-type="float">
            <text:p>75</text:p>
          </table:table-cell>
          <table:table-cell table:formula="of:=FLOOR(FLOOR([.$B135]*[.D$3])*[.$H$3])" office:value-type="float" office:value="93" calcext:value-type="float">
            <text:p>93</text:p>
          </table:table-cell>
          <table:table-cell table:formula="of:=FLOOR(FLOOR([.$B135]*[.E$3])*[.$H$3])" office:value-type="float" office:value="112" calcext:value-type="float">
            <text:p>112</text:p>
          </table:table-cell>
          <table:table-cell table:formula="of:=FLOOR(FLOOR([.$B13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40" calcext:value-type="float">
            <text:p>40</text:p>
          </table:table-cell>
          <table:table-cell table:formula="of:=FLOOR(FLOOR([.$B136]*[.D$3])*[.$H$3])" office:value-type="float" office:value="50" calcext:value-type="float">
            <text:p>50</text:p>
          </table:table-cell>
          <table:table-cell table:formula="of:=FLOOR(FLOOR([.$B136]*[.E$3])*[.$H$3])" office:value-type="float" office:value="60" calcext:value-type="float">
            <text:p>60</text:p>
          </table:table-cell>
          <table:table-cell table:formula="of:=FLOOR(FLOOR([.$B13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50" calcext:value-type="float">
            <text:p>150</text:p>
          </table:table-cell>
          <table:table-cell table:formula="of:=FLOOR(FLOOR([.$B137]*[.D$3])*[.$H$3])" office:value-type="float" office:value="187" calcext:value-type="float">
            <text:p>187</text:p>
          </table:table-cell>
          <table:table-cell table:formula="of:=FLOOR(FLOOR([.$B137]*[.E$3])*[.$H$3])" office:value-type="float" office:value="225" calcext:value-type="float">
            <text:p>225</text:p>
          </table:table-cell>
          <table:table-cell table:formula="of:=FLOOR(FLOOR([.$B13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75" calcext:value-type="float">
            <text:p>75</text:p>
          </table:table-cell>
          <table:table-cell table:formula="of:=FLOOR(FLOOR([.$B138]*[.D$3])*[.$H$3])" office:value-type="float" office:value="93" calcext:value-type="float">
            <text:p>93</text:p>
          </table:table-cell>
          <table:table-cell table:formula="of:=FLOOR(FLOOR([.$B138]*[.E$3])*[.$H$3])" office:value-type="float" office:value="112" calcext:value-type="float">
            <text:p>112</text:p>
          </table:table-cell>
          <table:table-cell table:formula="of:=FLOOR(FLOOR([.$B13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60" calcext:value-type="float">
            <text:p>60</text:p>
          </table:table-cell>
          <table:table-cell table:formula="of:=FLOOR(FLOOR([.$B139]*[.D$3])*[.$H$3])" office:value-type="float" office:value="75" calcext:value-type="float">
            <text:p>75</text:p>
          </table:table-cell>
          <table:table-cell table:formula="of:=FLOOR(FLOOR([.$B139]*[.E$3])*[.$H$3])" office:value-type="float" office:value="90" calcext:value-type="float">
            <text:p>90</text:p>
          </table:table-cell>
          <table:table-cell table:formula="of:=FLOOR(FLOOR([.$B139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00" calcext:value-type="float">
            <text:p>100</text:p>
          </table:table-cell>
          <table:table-cell table:formula="of:=FLOOR(FLOOR([.$B141]*[.D$3])*[.$H$3])" office:value-type="float" office:value="125" calcext:value-type="float">
            <text:p>125</text:p>
          </table:table-cell>
          <table:table-cell table:formula="of:=FLOOR(FLOOR([.$B141]*[.E$3])*[.$H$3])" office:value-type="float" office:value="150" calcext:value-type="float">
            <text:p>150</text:p>
          </table:table-cell>
          <table:table-cell table:formula="of:=FLOOR(FLOOR([.$B14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50" calcext:value-type="float">
            <text:p>50</text:p>
          </table:table-cell>
          <table:table-cell table:formula="of:=FLOOR(FLOOR([.$B142]*[.D$3])*[.$H$3])" office:value-type="float" office:value="62" calcext:value-type="float">
            <text:p>62</text:p>
          </table:table-cell>
          <table:table-cell table:formula="of:=FLOOR(FLOOR([.$B142]*[.E$3])*[.$H$3])" office:value-type="float" office:value="75" calcext:value-type="float">
            <text:p>75</text:p>
          </table:table-cell>
          <table:table-cell table:formula="of:=FLOOR(FLOOR([.$B14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500" calcext:value-type="float">
            <text:p>1500</text:p>
          </table:table-cell>
          <table:table-cell table:formula="of:=FLOOR(FLOOR([.$B144]*[.D$3])*[.$H$3])" office:value-type="float" office:value="1875" calcext:value-type="float">
            <text:p>1875</text:p>
          </table:table-cell>
          <table:table-cell table:formula="of:=FLOOR(FLOOR([.$B144]*[.E$3])*[.$H$3])" office:value-type="float" office:value="2250" calcext:value-type="float">
            <text:p>2250</text:p>
          </table:table-cell>
          <table:table-cell table:formula="of:=FLOOR(FLOOR([.$B144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20" calcext:value-type="float">
            <text:p>220</text:p>
          </table:table-cell>
          <table:table-cell table:formula="of:=FLOOR(FLOOR([.$B145]*[.D$3])*[.$H$3])" office:value-type="float" office:value="275" calcext:value-type="float">
            <text:p>275</text:p>
          </table:table-cell>
          <table:table-cell table:formula="of:=FLOOR(FLOOR([.$B145]*[.E$3])*[.$H$3])" office:value-type="float" office:value="330" calcext:value-type="float">
            <text:p>330</text:p>
          </table:table-cell>
          <table:table-cell table:formula="of:=FLOOR(FLOOR([.$B145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80" calcext:value-type="float">
            <text:p>80</text:p>
          </table:table-cell>
          <table:table-cell table:formula="of:=FLOOR(FLOOR([.$B146]*[.D$3])*[.$H$3])" office:value-type="float" office:value="100" calcext:value-type="float">
            <text:p>100</text:p>
          </table:table-cell>
          <table:table-cell table:formula="of:=FLOOR(FLOOR([.$B146]*[.E$3])*[.$H$3])" office:value-type="float" office:value="120" calcext:value-type="float">
            <text:p>120</text:p>
          </table:table-cell>
          <table:table-cell table:formula="of:=FLOOR(FLOOR([.$B146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180" calcext:value-type="float">
            <text:p>180</text:p>
          </table:table-cell>
          <table:table-cell table:formula="of:=FLOOR(FLOOR([.$B147]*[.D$3])*[.$H$3])" office:value-type="float" office:value="225" calcext:value-type="float">
            <text:p>225</text:p>
          </table:table-cell>
          <table:table-cell table:formula="of:=FLOOR(FLOOR([.$B147]*[.E$3])*[.$H$3])" office:value-type="float" office:value="270" calcext:value-type="float">
            <text:p>270</text:p>
          </table:table-cell>
          <table:table-cell table:formula="of:=FLOOR(FLOOR([.$B147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00" calcext:value-type="float">
            <text:p>300</text:p>
          </table:table-cell>
          <table:table-cell table:formula="of:=FLOOR(FLOOR([.$B148]*[.D$3])*[.$H$3])" office:value-type="float" office:value="375" calcext:value-type="float">
            <text:p>375</text:p>
          </table:table-cell>
          <table:table-cell table:formula="of:=FLOOR(FLOOR([.$B148]*[.E$3])*[.$H$3])" office:value-type="float" office:value="450" calcext:value-type="float">
            <text:p>450</text:p>
          </table:table-cell>
          <table:table-cell table:formula="of:=FLOOR(FLOOR([.$B148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00" calcext:value-type="float">
            <text:p>200</text:p>
          </table:table-cell>
          <table:table-cell table:formula="of:=FLOOR(FLOOR([.$B149]*[.D$3])*[.$H$3])" office:value-type="float" office:value="250" calcext:value-type="float">
            <text:p>250</text:p>
          </table:table-cell>
          <table:table-cell table:formula="of:=FLOOR(FLOOR([.$B149]*[.E$3])*[.$H$3])" office:value-type="float" office:value="300" calcext:value-type="float">
            <text:p>300</text:p>
          </table:table-cell>
          <table:table-cell table:formula="of:=FLOOR(FLOOR([.$B14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0" calcext:value-type="float">
            <text:p>30</text:p>
          </table:table-cell>
          <table:table-cell table:formula="of:=FLOOR(FLOOR([.$B150]*[.D$3])*[.$H$3])" office:value-type="float" office:value="37" calcext:value-type="float">
            <text:p>37</text:p>
          </table:table-cell>
          <table:table-cell table:formula="of:=FLOOR(FLOOR([.$B150]*[.E$3])*[.$H$3])" office:value-type="float" office:value="45" calcext:value-type="float">
            <text:p>45</text:p>
          </table:table-cell>
          <table:table-cell table:formula="of:=FLOOR(FLOOR([.$B15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250" calcext:value-type="float">
            <text:p>250</text:p>
          </table:table-cell>
          <table:table-cell table:formula="of:=FLOOR(FLOOR([.$B151]*[.D$3])*[.$H$3])" office:value-type="float" office:value="312" calcext:value-type="float">
            <text:p>312</text:p>
          </table:table-cell>
          <table:table-cell table:formula="of:=FLOOR(FLOOR([.$B151]*[.E$3])*[.$H$3])" office:value-type="float" office:value="375" calcext:value-type="float">
            <text:p>375</text:p>
          </table:table-cell>
          <table:table-cell table:formula="of:=FLOOR(FLOOR([.$B151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50" calcext:value-type="float">
            <text:p>150</text:p>
          </table:table-cell>
          <table:table-cell table:formula="of:=FLOOR(FLOOR([.$B152]*[.D$3])*[.$H$3])" office:value-type="float" office:value="187" calcext:value-type="float">
            <text:p>187</text:p>
          </table:table-cell>
          <table:table-cell table:formula="of:=FLOOR(FLOOR([.$B152]*[.E$3])*[.$H$3])" office:value-type="float" office:value="225" calcext:value-type="float">
            <text:p>225</text:p>
          </table:table-cell>
          <table:table-cell table:formula="of:=FLOOR(FLOOR([.$B15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75" calcext:value-type="float">
            <text:p>75</text:p>
          </table:table-cell>
          <table:table-cell table:formula="of:=FLOOR(FLOOR([.$B153]*[.D$3])*[.$H$3])" office:value-type="float" office:value="93" calcext:value-type="float">
            <text:p>93</text:p>
          </table:table-cell>
          <table:table-cell table:formula="of:=FLOOR(FLOOR([.$B153]*[.E$3])*[.$H$3])" office:value-type="float" office:value="112" calcext:value-type="float">
            <text:p>112</text:p>
          </table:table-cell>
          <table:table-cell table:formula="of:=FLOOR(FLOOR([.$B15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50" calcext:value-type="float">
            <text:p>150</text:p>
          </table:table-cell>
          <table:table-cell table:formula="of:=FLOOR(FLOOR([.$B155]*[.D$3])*[.$H$3])" office:value-type="float" office:value="187" calcext:value-type="float">
            <text:p>187</text:p>
          </table:table-cell>
          <table:table-cell table:formula="of:=FLOOR(FLOOR([.$B155]*[.E$3])*[.$H$3])" office:value-type="float" office:value="225" calcext:value-type="float">
            <text:p>225</text:p>
          </table:table-cell>
          <table:table-cell table:formula="of:=FLOOR(FLOOR([.$B15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05" calcext:value-type="float">
            <text:p>105</text:p>
          </table:table-cell>
          <table:table-cell table:formula="of:=FLOOR(FLOOR([.$B156]*[.D$3])*[.$H$3])" office:value-type="float" office:value="131" calcext:value-type="float">
            <text:p>131</text:p>
          </table:table-cell>
          <table:table-cell table:formula="of:=FLOOR(FLOOR([.$B156]*[.E$3])*[.$H$3])" office:value-type="float" office:value="157" calcext:value-type="float">
            <text:p>157</text:p>
          </table:table-cell>
          <table:table-cell table:formula="of:=FLOOR(FLOOR([.$B156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75" calcext:value-type="float">
            <text:p>75</text:p>
          </table:table-cell>
          <table:table-cell table:formula="of:=FLOOR(FLOOR([.$B157]*[.D$3])*[.$H$3])" office:value-type="float" office:value="93" calcext:value-type="float">
            <text:p>93</text:p>
          </table:table-cell>
          <table:table-cell table:formula="of:=FLOOR(FLOOR([.$B157]*[.E$3])*[.$H$3])" office:value-type="float" office:value="112" calcext:value-type="float">
            <text:p>112</text:p>
          </table:table-cell>
          <table:table-cell table:formula="of:=FLOOR(FLOOR([.$B15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1-Sp2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1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3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INDEX([$'Items and Professions'.$C$1:$'Items and Professions'.$F$1048576];MATCH([.H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5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4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INDEX([$'Items and Professions'.$C$1:$'Items and Professions'.$F$1048576];MATCH([.H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20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5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5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7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ron Ore Acquir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old Ore Acquir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9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8]*8)-([.H11]*14)-([.H14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 for Copper Pickaxe Upgrade and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20]*70)+IF([.H17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 table:number-rows-repeated="8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old Ore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8]-[.K2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8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2]*[.E2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2]*[.G2]" office:value-type="float" office:value="90" calcext:value-type="float">
            <text:p>90</text:p>
          </table:table-cell>
          <table:table-cell table:formula="of:=SUM([.$H$2:.H2])" office:value-type="float" office:value="90" calcext:value-type="float">
            <text:p>90</text:p>
          </table:table-cell>
          <table:table-cell/>
          <table:table-cell table:style-name="ce79" table:formula="of:=CEILING(1013*0.9)" office:value-type="float" office:value="912" calcext:value-type="float">
            <text:p>912</text:p>
          </table:table-cell>
          <table:table-cell/>
          <table:table-cell table:style-name="ce79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67" calcext:value-type="float">
            <text:p>67</text:p>
          </table:table-cell>
          <table:table-cell table:style-name="ce44" office:value-type="float" office:value="1" calcext:value-type="float">
            <text:p>1</text:p>
          </table:table-cell>
          <table:table-cell table:formula="of:=[.D3]*[.E3]" office:value-type="float" office:value="67" calcext:value-type="float">
            <text:p>67</text:p>
          </table:table-cell>
          <table:table-cell table:style-name="ce44" office:value-type="float" office:value="1" calcext:value-type="float">
            <text:p>1</text:p>
          </table:table-cell>
          <table:table-cell table:formula="of:=[.D3]*[.G3]" office:value-type="float" office:value="67" calcext:value-type="float">
            <text:p>67</text:p>
          </table:table-cell>
          <table:table-cell table:formula="of:=SUM([.$H$2:.H3])" office:value-type="float" office:value="157" calcext:value-type="float">
            <text:p>157</text:p>
          </table:table-cell>
          <table:table-cell/>
          <table:table-cell table:style-name="ce46"/>
          <table:table-cell table:number-columns-repeated="6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E4]" office:value-type="float" office:value="1800" calcext:value-type="float">
            <text:p>1800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G4]" office:value-type="float" office:value="1800" calcext:value-type="float">
            <text:p>1800</text:p>
          </table:table-cell>
          <table:table-cell table:formula="of:=SUM([.$H$2:.H4])" office:value-type="float" office:value="1957" calcext:value-type="float">
            <text:p>1957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5]*[.E5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5]*[.G5]" office:value-type="float" office:value="224" calcext:value-type="float">
            <text:p>224</text:p>
          </table:table-cell>
          <table:table-cell table:formula="of:=SUM([.$H$2:.H5])" office:value-type="float" office:value="2181" calcext:value-type="float">
            <text:p>2181</text:p>
          </table:table-cell>
          <table:table-cell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60" calcext:value-type="float">
            <text:p>60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E6]" office:value-type="float" office:value="1020" calcext:value-type="float">
            <text:p>1020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G6]" office:value-type="float" office:value="1020" calcext:value-type="float">
            <text:p>1020</text:p>
          </table:table-cell>
          <table:table-cell table:formula="of:=SUM([.$H$2:.H6])" office:value-type="float" office:value="3201" calcext:value-type="float">
            <text:p>32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45" calcext:value-type="float">
            <text:p>45</text:p>
          </table:table-cell>
          <table:table-cell table:style-name="ce44" office:value-type="float" office:value="8" calcext:value-type="float">
            <text:p>8</text:p>
          </table:table-cell>
          <table:table-cell table:formula="of:=[.D7]*[.E7]" office:value-type="float" office:value="360" calcext:value-type="float">
            <text:p>360</text:p>
          </table:table-cell>
          <table:table-cell table:style-name="ce44" office:value-type="float" office:value="8" calcext:value-type="float">
            <text:p>8</text:p>
          </table:table-cell>
          <table:table-cell table:formula="of:=[.D7]*[.G7]" office:value-type="float" office:value="360" calcext:value-type="float">
            <text:p>360</text:p>
          </table:table-cell>
          <table:table-cell table:formula="of:=SUM([.$H$2:.H8])" office:value-type="float" office:value="3561" calcext:value-type="float">
            <text:p>356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hub" calcext:value-type="string">
            <text:p>Chub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100" calcext:value-type="float">
            <text:p>100</text:p>
          </table:table-cell>
          <table:table-cell table:style-name="ce44" office:value-type="float" office:value="22" calcext:value-type="float">
            <text:p>22</text:p>
          </table:table-cell>
          <table:table-cell table:formula="of:=[.D8]*[.E8]" office:value-type="float" office:value="2200" calcext:value-type="float">
            <text:p>220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3561" calcext:value-type="float">
            <text:p>3561</text:p>
          </table:table-cell>
          <table:table-cell/>
          <table:table-cell table:formula="of:=[.K5]-[.K2]-MAX([.I$1:.I$1048576])" office:value-type="float" office:value="2098" calcext:value-type="float">
            <text:p>20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hub" calcext:value-type="string">
            <text:p>Chub</text:p>
          </table:table-cell>
          <table:table-cell table:formula="of:=IF(RIGHT([.A9];2)=&quot; I&quot;;4;IF(RIGHT([.A9];2)=&quot; G&quot;;3;IF(RIGHT([.A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15" calcext:value-type="float">
            <text:p>15</text:p>
          </table:table-cell>
          <table:table-cell table:formula="of:=[.D9]*[.E9]" office:value-type="float" office:value="1125" calcext:value-type="float">
            <text:p>1125</text:p>
          </table:table-cell>
          <table:table-cell table:style-name="ce44" office:value-type="float" office:value="13" calcext:value-type="float">
            <text:p>13</text:p>
          </table:table-cell>
          <table:table-cell table:formula="of:=[.D9]*[.G9]" office:value-type="float" office:value="975" calcext:value-type="float">
            <text:p>975</text:p>
          </table:table-cell>
          <table:table-cell table:formula="of:=SUM([.$H$2:.H10])" office:value-type="float" office:value="7336" calcext:value-type="float">
            <text:p>733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Largemouth Bass" calcext:value-type="string">
            <text:p>Largemouth Bass</text:p>
          </table:table-cell>
          <table:table-cell table:formula="of:=IF(RIGHT([.A10];2)=&quot; I&quot;;4;IF(RIGHT([.A10];2)=&quot; G&quot;;3;IF(RIGHT([.A10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00" calcext:value-type="float">
            <text:p>20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2800" calcext:value-type="float">
            <text:p>280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G10]" office:value-type="float" office:value="2800" calcext:value-type="float">
            <text:p>2800</text:p>
          </table:table-cell>
          <table:table-cell table:formula="of:=SUM([.$H$2:.H11])" office:value-type="float" office:value="8686" calcext:value-type="float">
            <text:p>86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Largemouth Bass" calcext:value-type="string">
            <text:p>Largemouth Bass</text:p>
          </table:table-cell>
          <table:table-cell table:formula="of:=IF(RIGHT([.A11];2)=&quot; I&quot;;4;IF(RIGHT([.A11];2)=&quot; G&quot;;3;IF(RIGHT([.A11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50" calcext:value-type="float">
            <text:p>150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E11]" office:value-type="float" office:value="1350" calcext:value-type="float">
            <text:p>1350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G11]" office:value-type="float" office:value="1350" calcext:value-type="float">
            <text:p>1350</text:p>
          </table:table-cell>
          <table:table-cell table:formula="of:=SUM([.$H$2:.H12])" office:value-type="float" office:value="8986" calcext:value-type="float">
            <text:p>89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Morel" calcext:value-type="string">
            <text:p>More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E1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G12]" office:value-type="float" office:value="300" calcext:value-type="float">
            <text:p>300</text:p>
          </table:table-cell>
          <table:table-cell table:formula="of:=SUM([.$H$2:.H12])" office:value-type="float" office:value="8986" calcext:value-type="float">
            <text:p>89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Sap" calcext:value-type="string">
            <text:p>Sap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formula="of:=[.D13]*[.E13]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13]*[.G13]" office:value-type="float" office:value="4" calcext:value-type="float">
            <text:p>4</text:p>
          </table:table-cell>
          <table:table-cell table:formula="of:=SUM([.$H$2:.H13])" office:value-type="float" office:value="8990" calcext:value-type="float">
            <text:p>899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3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67" calcext:value-type="float">
            <text:p>67</text:p>
          </table:table-cell>
          <table:table-cell table:style-name="ce44" office:value-type="float" office:value="2" calcext:value-type="float">
            <text:p>2</text:p>
          </table:table-cell>
          <table:table-cell table:formula="of:=[.D2]*[.E2]" office:value-type="float" office:value="134" calcext:value-type="float">
            <text:p>134</text:p>
          </table:table-cell>
          <table:table-cell table:style-name="ce44" office:value-type="float" office:value="2" calcext:value-type="float">
            <text:p>2</text:p>
          </table:table-cell>
          <table:table-cell table:formula="of:=[.D2]*[.G2]" office:value-type="float" office:value="134" calcext:value-type="float">
            <text:p>134</text:p>
          </table:table-cell>
          <table:table-cell table:formula="of:=SUM([.$H$2:.H2])" office:value-type="float" office:value="134" calcext:value-type="float">
            <text:p>134</text:p>
          </table:table-cell>
          <table:table-cell/>
          <table:table-cell table:style-name="ce79" table:formula="of:=CEILING(252*0.9)" office:value-type="float" office:value="227" calcext:value-type="float">
            <text:p>227</text:p>
          </table:table-cell>
          <table:table-cell/>
          <table:table-cell table:style-name="ce79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0" calcext:value-type="float">
            <text:p>90</text:p>
          </table:table-cell>
          <table:table-cell table:style-name="ce44" office:value-type="float" office:value="8" calcext:value-type="float">
            <text:p>8</text:p>
          </table:table-cell>
          <table:table-cell table:formula="of:=[.D3]*[.E3]" office:value-type="float" office:value="720" calcext:value-type="float">
            <text:p>720</text:p>
          </table:table-cell>
          <table:table-cell table:style-name="ce44" office:value-type="float" office:value="8" calcext:value-type="float">
            <text:p>8</text:p>
          </table:table-cell>
          <table:table-cell table:formula="of:=[.D3]*[.G3]" office:value-type="float" office:value="720" calcext:value-type="float">
            <text:p>720</text:p>
          </table:table-cell>
          <table:table-cell table:formula="of:=SUM([.$H$2:.H3])" office:value-type="float" office:value="854" calcext:value-type="float">
            <text:p>854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2" calcext:value-type="float">
            <text:p>112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672" calcext:value-type="float">
            <text:p>672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672" calcext:value-type="float">
            <text:p>672</text:p>
          </table:table-cell>
          <table:table-cell table:formula="of:=SUM([.$H$2:.H4])" office:value-type="float" office:value="1526" calcext:value-type="float">
            <text:p>1526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500" calcext:value-type="float">
            <text:p>1500</text:p>
          </table:table-cell>
          <table:table-cell table:formula="of:=SUM([.$H$2:.H5])" office:value-type="float" office:value="3026" calcext:value-type="float">
            <text:p>3026</text:p>
          </table:table-cell>
          <table:table-cell/>
          <table:table-cell table:style-name="ce72" table:formula="of:=[$'Y1-Sp5'.H8]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3116" calcext:value-type="float">
            <text:p>3116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60" calcext:value-type="float">
            <text:p>60</text:p>
          </table:table-cell>
          <table:table-cell table:style-name="ce44" office:value-type="float" office:value="11" calcext:value-type="float">
            <text:p>11</text:p>
          </table:table-cell>
          <table:table-cell table:formula="of:=[.D7]*[.E7]" office:value-type="float" office:value="660" calcext:value-type="float">
            <text:p>660</text:p>
          </table:table-cell>
          <table:table-cell table:style-name="ce44" office:value-type="float" office:value="5" calcext:value-type="float">
            <text:p>5</text:p>
          </table:table-cell>
          <table:table-cell table:formula="of:=[.D7]*[.G7]" office:value-type="float" office:value="300" calcext:value-type="float">
            <text:p>300</text:p>
          </table:table-cell>
          <table:table-cell table:formula="of:=SUM([.$H$2:.H7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atfish" calcext:value-type="string">
            <text:p>Catfish</text:p>
          </table:table-cell>
          <table:table-cell table:formula="of:=IF(RIGHT([.A8];2)=&quot; I&quot;;4;IF(RIGHT([.A8];2)=&quot; G&quot;;3;IF(RIGHT([.A8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8]*[.E8]" office:value-type="float" office:value="3000" calcext:value-type="float">
            <text:p>300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3416" calcext:value-type="float">
            <text:p>3416</text:p>
          </table:table-cell>
          <table:table-cell/>
          <table:table-cell table:style-name="ce79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atfish" calcext:value-type="string">
            <text:p>Catfish</text:p>
          </table:table-cell>
          <table:table-cell table:formula="of:=IF(RIGHT([.A9];2)=&quot; I&quot;;4;IF(RIGHT([.A9];2)=&quot; G&quot;;3;IF(RIGHT([.A9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400" calcext:value-type="float">
            <text:p>40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3416" calcext:value-type="float">
            <text:p>3416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Chub" calcext:value-type="string">
            <text:p>Chub</text:p>
          </table:table-cell>
          <table:table-cell table:formula="of:=IF(RIGHT([.A10];2)=&quot; I&quot;;4;IF(RIGHT([.A10];2)=&quot; G&quot;;3;IF(RIGHT([.A1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75" calcext:value-type="float">
            <text:p>75</text:p>
          </table:table-cell>
          <table:table-cell table:style-name="ce44" office:value-type="float" office:value="11" calcext:value-type="float">
            <text:p>11</text:p>
          </table:table-cell>
          <table:table-cell table:formula="of:=[.D10]*[.E10]" office:value-type="float" office:value="825" calcext:value-type="float">
            <text:p>825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Chub" calcext:value-type="string">
            <text:p>Chub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00" calcext:value-type="float">
            <text:p>100</text:p>
          </table:table-cell>
          <table:table-cell table:style-name="ce44" office:value-type="float" office:value="36" calcext:value-type="float">
            <text:p>36</text:p>
          </table:table-cell>
          <table:table-cell table:formula="of:=[.D11]*[.E11]" office:value-type="float" office:value="3600" calcext:value-type="float">
            <text:p>360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3416" calcext:value-type="float">
            <text:p>3416</text:p>
          </table:table-cell>
          <table:table-cell/>
          <table:table-cell table:style-name="ce79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Largemouth Bass" calcext:value-type="string">
            <text:p>Largemouth Bass</text:p>
          </table:table-cell>
          <table:table-cell table:formula="of:=IF(RIGHT([.A12];2)=&quot; I&quot;;4;IF(RIGHT([.A12];2)=&quot; G&quot;;3;IF(RIGHT([.A1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12]*[.E12]" office:value-type="float" office:value="900" calcext:value-type="float">
            <text:p>90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3416" calcext:value-type="float">
            <text:p>3416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Largemouth Bass" calcext:value-type="string">
            <text:p>Largemouth Bass</text:p>
          </table:table-cell>
          <table:table-cell table:formula="of:=IF(RIGHT([.A13];2)=&quot; I&quot;;4;IF(RIGHT([.A13];2)=&quot; G&quot;;3;IF(RIGHT([.A1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00" calcext:value-type="float">
            <text:p>200</text:p>
          </table:table-cell>
          <table:table-cell table:style-name="ce44" office:value-type="float" office:value="6" calcext:value-type="float">
            <text:p>6</text:p>
          </table:table-cell>
          <table:table-cell table:formula="of:=[.D13]*[.E13]" office:value-type="float" office:value="1200" calcext:value-type="float">
            <text:p>120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3416" calcext:value-type="float">
            <text:p>3416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/2" office:value-type="float" office:value="81" calcext:value-type="float">
            <text:p>8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1340" calcext:value-type="float">
            <text:p>1134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17])*70" office:value-type="float" office:value="5670" calcext:value-type="float">
            <text:p>56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23]-MAX([.I$1:.I$1048576])-[.K2]" office:value-type="float" office:value="2027" calcext:value-type="float">
            <text:p>2027</text:p>
          </table:table-cell>
          <table:table-cell table:number-columns-repeated="5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table:table-column table:style-name="co34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81" calcext:value-type="float">
            <text:p>81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CEILING([$'Y1-Sp10'.K17])/4)" office:value-type="float" office:value="21" calcext:value-type="float">
            <text:p>21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rozen Geode" calcext:value-type="string">
            <text:p>Frozen Geod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E2]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G2]" office:value-type="float" office:value="1000" calcext:value-type="float">
            <text:p>1000</text:p>
          </table:table-cell>
          <table:table-cell table:formula="of:=SUM([.$H$2:.H2])" office:value-type="float" office:value="1000" calcext:value-type="float">
            <text:p>1000</text:p>
          </table:table-cell>
          <table:table-cell/>
          <table:table-cell table:style-name="ce79" table:formula="of:=CEILING(42*0.9)" office:value-type="float" office:value="38" calcext:value-type="float">
            <text:p>38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Geode" calcext:value-type="string">
            <text:p>Geode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50" calcext:value-type="float">
            <text:p>5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E3]" office:value-type="float" office:value="1600" calcext:value-type="float">
            <text:p>160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G3]" office:value-type="float" office:value="1600" calcext:value-type="float">
            <text:p>1600</text:p>
          </table:table-cell>
          <table:table-cell table:formula="of:=SUM([.$H$2:.H3])" office:value-type="float" office:value="2600" calcext:value-type="float">
            <text:p>26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Magma Geode" calcext:value-type="string">
            <text:p>Magma Geod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900" calcext:value-type="float">
            <text:p>90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900" calcext:value-type="float">
            <text:p>900</text:p>
          </table:table-cell>
          <table:table-cell table:formula="of:=SUM([.$H$2:.H4])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Amethyst" calcext:value-type="string">
            <text:p>Amethyst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E5]" office:value-type="float" office:value="300" calcext:value-type="float">
            <text:p>3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G5]" office:value-type="float" office:value="300" calcext:value-type="float">
            <text:p>300</text:p>
          </table:table-cell>
          <table:table-cell table:formula="of:=SUM([.$H$2:.H5])" office:value-type="float" office:value="3800" calcext:value-type="float">
            <text:p>3800</text:p>
          </table:table-cell>
          <table:table-cell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Diamond" calcext:value-type="string">
            <text:p>Diamond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750" calcext:value-type="float">
            <text:p>750</text:p>
          </table:table-cell>
          <table:table-cell table:formula="of:=SUM([.$H$2:.H6])" office:value-type="float" office:value="4550" calcext:value-type="float">
            <text:p>455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arth Crystal" calcext:value-type="string">
            <text:p>Earth Crysta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150" calcext:value-type="float">
            <text:p>150</text:p>
          </table:table-cell>
          <table:table-cell table:formula="of:=SUM([.$H$2:.H7])" office:value-type="float" office:value="4700" calcext:value-type="float">
            <text:p>470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erald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Emerald" calcext:value-type="string">
            <text:p>Emerald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250" calcext:value-type="float">
            <text:p>25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E8]" office:value-type="float" office:value="500" calcext:value-type="float">
            <text:p>50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G8]" office:value-type="float" office:value="500" calcext:value-type="float">
            <text:p>500</text:p>
          </table:table-cell>
          <table:table-cell table:formula="of:=SUM([.$H$2:.H8])" office:value-type="float" office:value="5200" calcext:value-type="float">
            <text:p>5200</text:p>
          </table:table-cell>
          <table:table-cell/>
          <table:table-cell table:formula="of:=[.K5]-[.K2]-MAX([.I$1:.I$1048576])" office:value-type="float" office:value="6663" calcext:value-type="float">
            <text:p>6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Frozen Tear" calcext:value-type="string">
            <text:p>Frozen Tear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E9]" office:value-type="float" office:value="225" calcext:value-type="float">
            <text:p>22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G9]" office:value-type="float" office:value="225" calcext:value-type="float">
            <text:p>225</text:p>
          </table:table-cell>
          <table:table-cell table:formula="of:=SUM([.$H$2:.H9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Quartz" calcext:value-type="string">
            <text:p>Quartz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" calcext:value-type="float">
            <text:p>25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" calcext:value-type="float">
            <text:p>35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uby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Ruby" calcext:value-type="string">
            <text:p>Ruby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250" calcext:value-type="float">
            <text:p>25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E11]" office:value-type="float" office:value="1000" calcext:value-type="float">
            <text:p>100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G11]" office:value-type="float" office:value="1000" calcext:value-type="float">
            <text:p>1000</text:p>
          </table:table-cell>
          <table:table-cell table:formula="of:=SUM([.$H$2:.H11])" office:value-type="float" office:value="6425" calcext:value-type="float">
            <text:p>6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paz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Topaz" calcext:value-type="string">
            <text:p>Topaz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E12]" office:value-type="float" office:value="560" calcext:value-type="float">
            <text:p>56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G12]" office:value-type="float" office:value="560" calcext:value-type="float">
            <text:p>560</text:p>
          </table:table-cell>
          <table:table-cell table:formula="of:=SUM([.$H$2:.H12])" office:value-type="float" office:value="6985" calcext:value-type="float">
            <text:p>69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Bat Wing" calcext:value-type="string">
            <text:p>Bat Wing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E13]" office:value-type="float" office:value="195" calcext:value-type="float">
            <text:p>19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G13]" office:value-type="float" office:value="195" calcext:value-type="float">
            <text:p>195</text:p>
          </table:table-cell>
          <table:table-cell table:formula="of:=SUM([.$H$2:.H13])" office:value-type="float" office:value="7180" calcext:value-type="float">
            <text:p>7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lime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Slime" calcext:value-type="string">
            <text:p>Slime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E14]" office:value-type="float" office:value="30" calcext:value-type="float">
            <text:p>30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G14]" office:value-type="float" office:value="30" calcext:value-type="float">
            <text:p>30</text:p>
          </table:table-cell>
          <table:table-cell table:formula="of:=SUM([.$H$2:.H14])" office:value-type="float" office:value="7210" calcext:value-type="float">
            <text:p>72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g Meat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Bug Meat" calcext:value-type="string">
            <text:p>Bug Meat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E15]" office:value-type="float" office:value="200" calcext:value-type="float">
            <text:p>200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G15]" office:value-type="float" office:value="200" calcext:value-type="float">
            <text:p>200</text:p>
          </table:table-cell>
          <table:table-cell table:formula="of:=SUM([.$H$2:.H15])" office:value-type="float" office:value="7410" calcext:value-type="float">
            <text:p>74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Amphibian Fossil" calcext:value-type="string">
            <text:p>Amphibian Fossil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E16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G16]" office:value-type="float" office:value="150" calcext:value-type="float">
            <text:p>150</text:p>
          </table:table-cell>
          <table:table-cell table:formula="of:=SUM([.$H$2:.H16])" office:value-type="float" office:value="7560" calcext:value-type="float">
            <text:p>7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ay</text:p>
          </table:table-cell>
          <table:table-cell table:style-name="ce68" table:formula="of:=IF(OR(RIGHT([.A17];2) = &quot; I&quot;; RIGHT([.A17];2) = &quot; G&quot;; RIGHT([.A17];2) = &quot; S&quot;);LEFT([.A17];LEN([.A17])-2);[.A17])" office:value-type="string" office:string-value="Clay" calcext:value-type="string">
            <text:p>Clay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E17]" office:value-type="float" office:value="40" calcext:value-type="float">
            <text:p>4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G17]" office:value-type="float" office:value="40" calcext:value-type="float">
            <text:p>40</text:p>
          </table:table-cell>
          <table:table-cell table:formula="of:=SUM([.$H$2:.H17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ber</text:p>
          </table:table-cell>
          <table:table-cell table:style-name="ce68" table:formula="of:=IF(OR(RIGHT([.A18];2) = &quot; I&quot;; RIGHT([.A18];2) = &quot; G&quot;; RIGHT([.A18];2) = &quot; S&quot;);LEFT([.A18];LEN([.A18])-2);[.A18])" office:value-type="string" office:string-value="Fiber" calcext:value-type="string">
            <text:p>Fiber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formula="of:=[.D18]*[.E18]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sic Retaining Soil</text:p>
          </table:table-cell>
          <table:table-cell table:style-name="ce68" table:formula="of:=IF(OR(RIGHT([.A19];2) = &quot; I&quot;; RIGHT([.A19];2) = &quot; G&quot;; RIGHT([.A19];2) = &quot; S&quot;);LEFT([.A19];LEN([.A19])-2);[.A19])" office:value-type="string" office:string-value="Basic Retaining Soil" calcext:value-type="string">
            <text:p>Basic Retaining Soil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E19]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G19]" office:value-type="float" office:value="12" calcext:value-type="float">
            <text:p>12</text:p>
          </table:table-cell>
          <table:table-cell table:formula="of:=SUM([.$H$2:.H19])" office:value-type="float" office:value="7612" calcext:value-type="float">
            <text:p>7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ple Seed</text:p>
          </table:table-cell>
          <table:table-cell table:style-name="ce68" table:formula="of:=IF(OR(RIGHT([.A20];2) = &quot; I&quot;; RIGHT([.A20];2) = &quot; G&quot;; RIGHT([.A20];2) = &quot; S&quot;);LEFT([.A20];LEN([.A20])-2);[.A20])" office:value-type="string" office:string-value="Maple Seed" calcext:value-type="string">
            <text:p>Maple Seed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E20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G20]" office:value-type="float" office:value="15" calcext:value-type="float">
            <text:p>15</text:p>
          </table:table-cell>
          <table:table-cell table:formula="of:=SUM([.$H$2:.H20])" office:value-type="float" office:value="7627" calcext:value-type="float">
            <text:p>76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21];2) = &quot; I&quot;; RIGHT([.A21];2) = &quot; G&quot;; RIGHT([.A21];2) = &quot; S&quot;);LEFT([.A21];LEN([.A21])-2);[.A21])" office:value-type="string" office:string-value="Pine Cone" calcext:value-type="string">
            <text:p>Pine Cone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E21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G21]" office:value-type="float" office:value="15" calcext:value-type="float">
            <text:p>15</text:p>
          </table:table-cell>
          <table:table-cell table:formula="of:=SUM([.$H$2:.H21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xed Seeds</text:p>
          </table:table-cell>
          <table:table-cell table:style-name="ce68" table:formula="of:=IF(OR(RIGHT([.A22];2) = &quot; I&quot;; RIGHT([.A22];2) = &quot; G&quot;; RIGHT([.A22];2) = &quot; S&quot;);LEFT([.A22];LEN([.A22])-2);[.A22])" office:value-type="string" office:string-value="Mixed Seeds" calcext:value-type="string">
            <text:p>Mixed Seeds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3];2) = &quot; I&quot;; RIGHT([.A23];2) = &quot; G&quot;; RIGHT([.A23];2) = &quot; S&quot;);LEFT([.A23];LEN([.A23])-2);[.A23])" office:value-type="string" office:string-value="Kale" calcext:value-type="string">
            <text:p>Kale</text:p>
          </table:table-cell>
          <table:table-cell table:formula="of:=IF(RIGHT([.A23];2)=&quot; I&quot;;4;IF(RIGHT([.A23];2)=&quot; G&quot;;3;IF(RIGHT([.A2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E23]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G23]" office:value-type="float" office:value="165" calcext:value-type="float">
            <text:p>165</text:p>
          </table:table-cell>
          <table:table-cell table:formula="of:=SUM([.$H$2:.H23])" office:value-type="float" office:value="7807" calcext:value-type="float">
            <text:p>7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24];2) = &quot; I&quot;; RIGHT([.A24];2) = &quot; G&quot;; RIGHT([.A24];2) = &quot; S&quot;);LEFT([.A24];LEN([.A24])-2);[.A24])" office:value-type="string" office:string-value="Kale" calcext:value-type="string">
            <text:p>Kale</text:p>
          </table:table-cell>
          <table:table-cell table:formula="of:=IF(RIGHT([.A24];2)=&quot; I&quot;;4;IF(RIGHT([.A24];2)=&quot; G&quot;;3;IF(RIGHT([.A24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137" calcext:value-type="float">
            <text:p>137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E24]" office:value-type="float" office:value="548" calcext:value-type="float">
            <text:p>548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G24]" office:value-type="float" office:value="548" calcext:value-type="float">
            <text:p>548</text:p>
          </table:table-cell>
          <table:table-cell table:formula="of:=SUM([.$H$2:.H24])" office:value-type="float" office:value="8355" calcext:value-type="float">
            <text:p>8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5];2) = &quot; I&quot;; RIGHT([.A25];2) = &quot; G&quot;; RIGHT([.A25];2) = &quot; S&quot;);LEFT([.A25];LEN([.A25])-2);[.A25])" office:value-type="string" office:string-value="Kale" calcext:value-type="string">
            <text:p>Kale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110" calcext:value-type="float">
            <text:p>11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E25]" office:value-type="float" office:value="2970" calcext:value-type="float">
            <text:p>297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G25]" office:value-type="float" office:value="2970" calcext:value-type="float">
            <text:p>2970</text:p>
          </table:table-cell>
          <table:table-cell table:formula="of:=SUM([.$H$2:.H25])" office:value-type="float" office:value="11325" calcext:value-type="float">
            <text:p>11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8" table:formula="of:=IF(OR(RIGHT([.A26];2) = &quot; I&quot;; RIGHT([.A26];2) = &quot; G&quot;; RIGHT([.A26];2) = &quot; S&quot;);LEFT([.A26];LEN([.A26])-2);[.A26])" office:value-type="string" office:string-value="Parsnip" calcext:value-type="string">
            <text:p>Parsnip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35" calcext:value-type="float">
            <text:p>35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E26]" office:value-type="float" office:value="350" calcext:value-type="float">
            <text:p>350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G26]" office:value-type="float" office:value="350" calcext:value-type="float">
            <text:p>350</text:p>
          </table:table-cell>
          <table:table-cell table:formula="of:=SUM([.$H$2:.H26])" office:value-type="float" office:value="11675" calcext:value-type="float">
            <text:p>11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to</text:p>
          </table:table-cell>
          <table:table-cell table:style-name="ce68" table:formula="of:=IF(OR(RIGHT([.A27];2) = &quot; I&quot;; RIGHT([.A27];2) = &quot; G&quot;; RIGHT([.A27];2) = &quot; S&quot;);LEFT([.A27];LEN([.A27])-2);[.A27])" office:value-type="string" office:string-value="Potato" calcext:value-type="string">
            <text:p>Potato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E27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G27]" office:value-type="float" office:value="80" calcext:value-type="float">
            <text:p>80</text:p>
          </table:table-cell>
          <table:table-cell table:formula="of:=SUM([.$H$2:.H27])" office:value-type="float" office:value="11755" calcext:value-type="float">
            <text:p>11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milled Rice</text:p>
          </table:table-cell>
          <table:table-cell table:style-name="ce68" table:formula="of:=IF(OR(RIGHT([.A28];2) = &quot; I&quot;; RIGHT([.A28];2) = &quot; G&quot;; RIGHT([.A28];2) = &quot; S&quot;);LEFT([.A28];LEN([.A28])-2);[.A28])" office:value-type="string" office:string-value="Unmilled Rice" calcext:value-type="string">
            <text:p>Unmilled Rice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30" calcext:value-type="float">
            <text:p>3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E28]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G28]" office:value-type="float" office:value="90" calcext:value-type="float">
            <text:p>90</text:p>
          </table:table-cell>
          <table:table-cell table:formula="of:=SUM([.$H$2:.H28])" office:value-type="float" office:value="11845" calcext:value-type="float">
            <text:p>11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nterelle</text:p>
          </table:table-cell>
          <table:table-cell table:style-name="ce68" table:formula="of:=IF(OR(RIGHT([.A29];2) = &quot; I&quot;; RIGHT([.A29];2) = &quot; G&quot;; RIGHT([.A29];2) = &quot; S&quot;);LEFT([.A29];LEN([.A29])-2);[.A29])" office:value-type="string" office:string-value="Chanterelle" calcext:value-type="string">
            <text:p>Chanterelle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E29]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G29]" office:value-type="float" office:value="160" calcext:value-type="float">
            <text:p>160</text:p>
          </table:table-cell>
          <table:table-cell table:formula="of:=SUM([.$H$2:.H29])" office:value-type="float" office:value="12005" calcext:value-type="float">
            <text:p>12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ffodil</text:p>
          </table:table-cell>
          <table:table-cell table:style-name="ce68" table:formula="of:=IF(OR(RIGHT([.A30];2) = &quot; I&quot;; RIGHT([.A30];2) = &quot; G&quot;; RIGHT([.A30];2) = &quot; S&quot;);LEFT([.A30];LEN([.A30])-2);[.A30])" office:value-type="string" office:string-value="Daffodil" calcext:value-type="string">
            <text:p>Daffodil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E30]" office:value-type="float" office:value="60" calcext:value-type="float">
            <text:p>6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G30]" office:value-type="float" office:value="60" calcext:value-type="float">
            <text:p>60</text:p>
          </table:table-cell>
          <table:table-cell table:formula="of:=SUM([.$H$2:.H30])" office:value-type="float" office:value="12065" calcext:value-type="float">
            <text:p>12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ek</text:p>
          </table:table-cell>
          <table:table-cell table:style-name="ce68" table:formula="of:=IF(OR(RIGHT([.A31];2) = &quot; I&quot;; RIGHT([.A31];2) = &quot; G&quot;; RIGHT([.A31];2) = &quot; S&quot;);LEFT([.A31];LEN([.A31])-2);[.A31])" office:value-type="string" office:string-value="Leek" calcext:value-type="string">
            <text:p>Leek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E31]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G31]" office:value-type="float" office:value="60" calcext:value-type="float">
            <text:p>60</text:p>
          </table:table-cell>
          <table:table-cell table:formula="of:=SUM([.$H$2:.H31])" office:value-type="float" office:value="12125" calcext:value-type="float">
            <text:p>12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32];2) = &quot; I&quot;; RIGHT([.A32];2) = &quot; G&quot;; RIGHT([.A32];2) = &quot; S&quot;);LEFT([.A32];LEN([.A32])-2);[.A32])" office:value-type="string" office:string-value="Morel" calcext:value-type="string">
            <text:p>Morel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E3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G32]" office:value-type="float" office:value="300" calcext:value-type="float">
            <text:p>300</text:p>
          </table:table-cell>
          <table:table-cell table:formula="of:=SUM([.$H$2:.H32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33];2) = &quot; I&quot;; RIGHT([.A33];2) = &quot; G&quot;; RIGHT([.A33];2) = &quot; S&quot;);LEFT([.A33];LEN([.A33])-2);[.A33])" office:value-type="string" office:string-value="Sap" calcext:value-type="string">
            <text:p>Sap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formula="of:=[.D33]*[.E33]" office:value-type="float" office:value="70" calcext:value-type="float">
            <text:p>7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34];2) = &quot; I&quot;; RIGHT([.A34];2) = &quot; G&quot;; RIGHT([.A34];2) = &quot; S&quot;);LEFT([.A34];LEN([.A34])-2);[.A34])" office:value-type="string" office:string-value="Bullhead" calcext:value-type="string">
            <text:p>Bullhead</text:p>
          </table:table-cell>
          <table:table-cell table:formula="of:=IF(RIGHT([.A34];2)=&quot; I&quot;;4;IF(RIGHT([.A34];2)=&quot; G&quot;;3;IF(RIGHT([.A3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E34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G34]" office:value-type="float" office:value="1500" calcext:value-type="float">
            <text:p>1500</text:p>
          </table:table-cell>
          <table:table-cell table:formula="of:=SUM([.$H$2:.H34])" office:value-type="float" office:value="13925" calcext:value-type="float">
            <text:p>139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35];2) = &quot; I&quot;; RIGHT([.A35];2) = &quot; G&quot;; RIGHT([.A35];2) = &quot; S&quot;);LEFT([.A35];LEN([.A35])-2);[.A35])" office:value-type="string" office:string-value="Bullhead" calcext:value-type="string">
            <text:p>Bullhead</text:p>
          </table:table-cell>
          <table:table-cell table:formula="of:=IF(RIGHT([.A35];2)=&quot; I&quot;;4;IF(RIGHT([.A35];2)=&quot; G&quot;;3;IF(RIGHT([.A3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E35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G35]" office:value-type="float" office:value="224" calcext:value-type="float">
            <text:p>224</text:p>
          </table:table-cell>
          <table:table-cell table:formula="of:=SUM([.$H$2:.H35])" office:value-type="float" office:value="14149" calcext:value-type="float">
            <text:p>14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6];2) = &quot; I&quot;; RIGHT([.A36];2) = &quot; G&quot;; RIGHT([.A36];2) = &quot; S&quot;);LEFT([.A36];LEN([.A36])-2);[.A36])" office:value-type="string" office:string-value="Carp" calcext:value-type="string">
            <text:p>Carp</text:p>
          </table:table-cell>
          <table:table-cell table:formula="of:=IF(RIGHT([.A36];2)=&quot; I&quot;;4;IF(RIGHT([.A36];2)=&quot; G&quot;;3;IF(RIGHT([.A3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60" calcext:value-type="float">
            <text:p>6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E36]" office:value-type="float" office:value="1380" calcext:value-type="float">
            <text:p>138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G36]" office:value-type="float" office:value="1380" calcext:value-type="float">
            <text:p>1380</text:p>
          </table:table-cell>
          <table:table-cell table:formula="of:=SUM([.$H$2:.H36])" office:value-type="float" office:value="15529" calcext:value-type="float">
            <text:p>155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37];2) = &quot; I&quot;; RIGHT([.A37];2) = &quot; G&quot;; RIGHT([.A37];2) = &quot; S&quot;);LEFT([.A37];LEN([.A37])-2);[.A37])" office:value-type="string" office:string-value="Carp" calcext:value-type="string">
            <text:p>Carp</text:p>
          </table:table-cell>
          <table:table-cell table:formula="of:=IF(RIGHT([.A37];2)=&quot; I&quot;;4;IF(RIGHT([.A37];2)=&quot; G&quot;;3;IF(RIGHT([.A3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E37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G37]" office:value-type="float" office:value="90" calcext:value-type="float">
            <text:p>90</text:p>
          </table:table-cell>
          <table:table-cell table:formula="of:=SUM([.$H$2:.H37])" office:value-type="float" office:value="15619" calcext:value-type="float">
            <text:p>156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38];2) = &quot; I&quot;; RIGHT([.A38];2) = &quot; G&quot;; RIGHT([.A38];2) = &quot; S&quot;);LEFT([.A38];LEN([.A38])-2);[.A38])" office:value-type="string" office:string-value="Catfish" calcext:value-type="string">
            <text:p>Catfish</text:p>
          </table:table-cell>
          <table:table-cell table:formula="of:=IF(RIGHT([.A38];2)=&quot; I&quot;;4;IF(RIGHT([.A38];2)=&quot; G&quot;;3;IF(RIGHT([.A3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E38]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G38]" office:value-type="float" office:value="400" calcext:value-type="float">
            <text:p>400</text:p>
          </table:table-cell>
          <table:table-cell table:formula="of:=SUM([.$H$2:.H38])" office:value-type="float" office:value="16019" calcext:value-type="float">
            <text:p>16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39];2) = &quot; I&quot;; RIGHT([.A39];2) = &quot; G&quot;; RIGHT([.A39];2) = &quot; S&quot;);LEFT([.A39];LEN([.A39])-2);[.A39])" office:value-type="string" office:string-value="Catfish" calcext:value-type="string">
            <text:p>Catfish</text:p>
          </table:table-cell>
          <table:table-cell table:formula="of:=IF(RIGHT([.A39];2)=&quot; I&quot;;4;IF(RIGHT([.A39];2)=&quot; G&quot;;3;IF(RIGHT([.A3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E39]" office:value-type="float" office:value="3000" calcext:value-type="float">
            <text:p>30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G39]" office:value-type="float" office:value="3000" calcext:value-type="float">
            <text:p>3000</text:p>
          </table:table-cell>
          <table:table-cell table:formula="of:=SUM([.$H$2:.H39])" office:value-type="float" office:value="19019" calcext:value-type="float">
            <text:p>19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40];2) = &quot; I&quot;; RIGHT([.A40];2) = &quot; G&quot;; RIGHT([.A40];2) = &quot; S&quot;);LEFT([.A40];LEN([.A40])-2);[.A40])" office:value-type="string" office:string-value="Chub" calcext:value-type="string">
            <text:p>Chub</text:p>
          </table:table-cell>
          <table:table-cell table:formula="of:=IF(RIGHT([.A40];2)=&quot; I&quot;;4;IF(RIGHT([.A40];2)=&quot; G&quot;;3;IF(RIGHT([.A4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75" calcext:value-type="float">
            <text:p>75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E40]" office:value-type="float" office:value="1050" calcext:value-type="float">
            <text:p>1050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G40]" office:value-type="float" office:value="1050" calcext:value-type="float">
            <text:p>1050</text:p>
          </table:table-cell>
          <table:table-cell table:formula="of:=SUM([.$H$2:.H40])" office:value-type="float" office:value="20069" calcext:value-type="float">
            <text:p>200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41];2) = &quot; I&quot;; RIGHT([.A41];2) = &quot; G&quot;; RIGHT([.A41];2) = &quot; S&quot;);LEFT([.A41];LEN([.A41])-2);[.A41])" office:value-type="string" office:string-value="Largemouth Bass" calcext:value-type="string">
            <text:p>Largemouth Bass</text:p>
          </table:table-cell>
          <table:table-cell table:formula="of:=IF(RIGHT([.A41];2)=&quot; I&quot;;4;IF(RIGHT([.A41];2)=&quot; G&quot;;3;IF(RIGHT([.A4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200" calcext:value-type="float">
            <text:p>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E41]" office:value-type="float" office:value="2200" calcext:value-type="float">
            <text:p>2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G41]" office:value-type="float" office:value="2200" calcext:value-type="float">
            <text:p>2200</text:p>
          </table:table-cell>
          <table:table-cell table:formula="of:=SUM([.$H$2:.H41])" office:value-type="float" office:value="22269" calcext:value-type="float">
            <text:p>22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42];2) = &quot; I&quot;; RIGHT([.A42];2) = &quot; G&quot;; RIGHT([.A42];2) = &quot; S&quot;);LEFT([.A42];LEN([.A42])-2);[.A42])" office:value-type="string" office:string-value="Largemouth Bass" calcext:value-type="string">
            <text:p>Largemouth Bass</text:p>
          </table:table-cell>
          <table:table-cell table:formula="of:=IF(RIGHT([.A42];2)=&quot; I&quot;;4;IF(RIGHT([.A42];2)=&quot; G&quot;;3;IF(RIGHT([.A4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E42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G42]" office:value-type="float" office:value="1500" calcext:value-type="float">
            <text:p>1500</text:p>
          </table:table-cell>
          <table:table-cell table:formula="of:=SUM([.$H$2:.H42])" office:value-type="float" office:value="23769" calcext:value-type="float">
            <text:p>23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43];2) = &quot; I&quot;; RIGHT([.A43];2) = &quot; G&quot;; RIGHT([.A43];2) = &quot; S&quot;);LEFT([.A43];LEN([.A43])-2);[.A43])" office:value-type="string" office:string-value="Shad" calcext:value-type="string">
            <text:p>Shad</text:p>
          </table:table-cell>
          <table:table-cell table:formula="of:=IF(RIGHT([.A43];2)=&quot; I&quot;;4;IF(RIGHT([.A43];2)=&quot; G&quot;;3;IF(RIGHT([.A4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120" calcext:value-type="float">
            <text:p>12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E43]" office:value-type="float" office:value="1440" calcext:value-type="float">
            <text:p>144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G43]" office:value-type="float" office:value="1440" calcext:value-type="float">
            <text:p>1440</text:p>
          </table:table-cell>
          <table:table-cell table:formula="of:=SUM([.$H$2:.H43])" office:value-type="float" office:value="25209" calcext:value-type="float">
            <text:p>252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4];2) = &quot; I&quot;; RIGHT([.A44];2) = &quot; G&quot;; RIGHT([.A44];2) = &quot; S&quot;);LEFT([.A44];LEN([.A44])-2);[.A44])" office:value-type="string" office:string-value="Shad" calcext:value-type="string">
            <text:p>Shad</text:p>
          </table:table-cell>
          <table:table-cell table:formula="of:=IF(RIGHT([.A44];2)=&quot; I&quot;;4;IF(RIGHT([.A44];2)=&quot; G&quot;;3;IF(RIGHT([.A4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E4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G44]" office:value-type="float" office:value="90" calcext:value-type="float">
            <text:p>90</text:p>
          </table:table-cell>
          <table:table-cell table:formula="of:=SUM([.$H$2:.H44])" office:value-type="float" office:value="25299" calcext:value-type="float">
            <text:p>252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45];2) = &quot; I&quot;; RIGHT([.A45];2) = &quot; G&quot;; RIGHT([.A45];2) = &quot; S&quot;);LEFT([.A45];LEN([.A45])-2);[.A45])" office:value-type="string" office:string-value="Chub" calcext:value-type="string">
            <text:p>Chub</text:p>
          </table:table-cell>
          <table:table-cell table:formula="of:=IF(RIGHT([.A45];2)=&quot; I&quot;;4;IF(RIGHT([.A45];2)=&quot; G&quot;;3;IF(RIGHT([.A4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E45]" office:value-type="float" office:value="500" calcext:value-type="float">
            <text:p>5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G45]" office:value-type="float" office:value="500" calcext:value-type="float">
            <text:p>500</text:p>
          </table:table-cell>
          <table:table-cell table:formula="of:=SUM([.$H$2:.H45])" office:value-type="float" office:value="25799" calcext:value-type="float">
            <text:p>25799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6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E2]" office:value-type="float" office:value="4800" calcext:value-type="float">
            <text:p>48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4800" calcext:value-type="float">
            <text:p>4800</text:p>
          </table:table-cell>
          <table:table-cell table:formula="of:=SUM([.$H$2:.H2])" office:value-type="float" office:value="4800" calcext:value-type="float">
            <text:p>48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800" calcext:value-type="float">
            <text:p>48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90" calcext:value-type="float">
            <text:p>90</text:p>
          </table:table-cell>
          <table:table-cell table:formula="of:=SUM([.$H$2:.H4])" office:value-type="float" office:value="4890" calcext:value-type="float">
            <text:p>489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E5]" office:value-type="float" office:value="1560" calcext:value-type="float">
            <text:p>156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G5]" office:value-type="float" office:value="1560" calcext:value-type="float">
            <text:p>1560</text:p>
          </table:table-cell>
          <table:table-cell table:formula="of:=SUM([.$H$2:.H5])" office:value-type="float" office:value="6450" calcext:value-type="float">
            <text:p>645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Bream" calcext:value-type="string">
            <text:p>Bream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6540" calcext:value-type="float">
            <text:p>654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6540" calcext:value-type="float">
            <text:p>654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6540" calcext:value-type="float">
            <text:p>6540</text:p>
          </table:table-cell>
          <table:table-cell/>
          <table:table-cell table:formula="of:=[.K5]-[.K2]-MAX([.I$1:.I$1048576])" office:value-type="float" office:value="3176" calcext:value-type="float">
            <text:p>3176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7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E2]" office:value-type="float" office:value="4200" calcext:value-type="float">
            <text:p>42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G2]" office:value-type="float" office:value="4200" calcext:value-type="float">
            <text:p>4200</text:p>
          </table:table-cell>
          <table:table-cell table:formula="of:=SUM([.$H$2:.H2])" office:value-type="float" office:value="4200" calcext:value-type="float">
            <text:p>42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200" calcext:value-type="float">
            <text:p>4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E4]" office:value-type="float" office:value="180" calcext:value-type="float">
            <text:p>18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G4]" office:value-type="float" office:value="180" calcext:value-type="float">
            <text:p>180</text:p>
          </table:table-cell>
          <table:table-cell table:formula="of:=SUM([.$H$2:.H4])" office:value-type="float" office:value="4380" calcext:value-type="float">
            <text:p>438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200" calcext:value-type="float">
            <text:p>12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200" calcext:value-type="float">
            <text:p>1200</text:p>
          </table:table-cell>
          <table:table-cell table:formula="of:=SUM([.$H$2:.H5])" office:value-type="float" office:value="5580" calcext:value-type="float">
            <text:p>5580</text:p>
          </table:table-cell>
          <table:table-cell/>
          <table:table-cell office:value-type="float" office:value="10500" calcext:value-type="float">
            <text:p>10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trange Doll (Green)" calcext:value-type="string">
            <text:p>Strange Doll (Green)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000" calcext:value-type="float">
            <text:p>1000</text:p>
          </table:table-cell>
          <table:table-cell table:formula="of:=SUM([.$H$2:.H6])" office:value-type="float" office:value="6580" calcext:value-type="float">
            <text:p>658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lvish Jewelry" calcext:value-type="string">
            <text:p>Elvish Jewelry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G7]" office:value-type="float" office:value="200" calcext:value-type="float">
            <text:p>200</text:p>
          </table:table-cell>
          <table:table-cell table:formula="of:=SUM([.$H$2:.H7])" office:value-type="float" office:value="6780" calcext:value-type="float">
            <text:p>678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Nautilus Fossil" calcext:value-type="string">
            <text:p>Nautilus Fossi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G8]" office:value-type="float" office:value="80" calcext:value-type="float">
            <text:p>80</text:p>
          </table:table-cell>
          <table:table-cell table:formula="of:=SUM([.$H$2:.H8])" office:value-type="float" office:value="6860" calcext:value-type="float">
            <text:p>6860</text:p>
          </table:table-cell>
          <table:table-cell/>
          <table:table-cell table:formula="of:=[.K5]-[.K2]-MAX([.I$1:.I$1048576])" office:value-type="float" office:value="2786" calcext:value-type="float">
            <text:p>27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Skeletal Tail" calcext:value-type="string">
            <text:p>Skeletal Tail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G9]" office:value-type="float" office:value="100" calcext:value-type="float">
            <text:p>100</text:p>
          </table:table-cell>
          <table:table-cell table:formula="of:=SUM([.$H$2:.H9])" office:value-type="float" office:value="6960" calcext:value-type="float">
            <text:p>69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50" calcext:value-type="float">
            <text:p>50</text:p>
          </table:table-cell>
          <table:table-cell table:formula="of:=SUM([.$H$2:.H10])" office:value-type="float" office:value="7010" calcext:value-type="float">
            <text:p>70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Bream" calcext:value-type="string">
            <text:p>Bream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E11]" office:value-type="float" office:value="270" calcext:value-type="float">
            <text:p>27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G11]" office:value-type="float" office:value="270" calcext:value-type="float">
            <text:p>270</text:p>
          </table:table-cell>
          <table:table-cell table:formula="of:=SUM([.$H$2:.H11])" office:value-type="float" office:value="7280" calcext:value-type="float">
            <text:p>72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Amphibian Fossil" calcext:value-type="string">
            <text:p>Amphibian Fossi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E12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G12]" office:value-type="float" office:value="150" calcext:value-type="float">
            <text:p>150</text:p>
          </table:table-cell>
          <table:table-cell table:formula="of:=SUM([.$H$2:.H1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table:table-column table:style-name="co35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9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9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4000" calcext:value-type="float">
            <text:p>4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200" calcext:value-type="float">
            <text:p>1200</text:p>
          </table:table-cell>
          <table:table-cell table:formula="of:=SUM([.$H$2:.H2])" office:value-type="float" office:value="1200" calcext:value-type="float">
            <text:p>1200</text:p>
          </table:table-cell>
          <table:table-cell/>
          <table:table-cell table:style-name="ce79" table:formula="of:=CEILING(639*0.9)" office:value-type="float" office:value="576" calcext:value-type="float">
            <text:p>576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375" calcext:value-type="float">
            <text:p>3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375" calcext:value-type="float">
            <text:p>375</text:p>
          </table:table-cell>
          <table:table-cell table:formula="of:=SUM([.$H$2:.H3])" office:value-type="float" office:value="1575" calcext:value-type="float">
            <text:p>157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00" calcext:value-type="float">
            <text:p>3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2400" calcext:value-type="float">
            <text:p>24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2400" calcext:value-type="float">
            <text:p>2400</text:p>
          </table:table-cell>
          <table:table-cell table:formula="of:=SUM([.$H$2:.H4])" office:value-type="float" office:value="3975" calcext:value-type="float">
            <text:p>397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90" calcext:value-type="float">
            <text:p>90</text:p>
          </table:table-cell>
          <table:table-cell table:formula="of:=SUM([.$H$2:.H5])" office:value-type="float" office:value="4065" calcext:value-type="float">
            <text:p>4065</text:p>
          </table:table-cell>
          <table:table-cell/>
          <table:table-cell table:formula="of:=[$'Y1-Sp10'.K17]" office:value-type="float" office:value="81" calcext:value-type="float">
            <text:p>81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480" calcext:value-type="float">
            <text:p>48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480" calcext:value-type="float">
            <text:p>480</text:p>
          </table:table-cell>
          <table:table-cell table:formula="of:=SUM([.$H$2:.H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545" calcext:value-type="float">
            <text:p>4545</text:p>
          </table:table-cell>
          <table:table-cell/>
          <table:table-cell table:formula="of:=2000+([.K5]*70)" office:value-type="float" office:value="7670" calcext:value-type="float">
            <text:p>7670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545" calcext:value-type="float">
            <text:p>4545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545" calcext:value-type="float">
            <text:p>4545</text:p>
          </table:table-cell>
          <table:table-cell/>
          <table:table-cell table:formula="of:=[.K8]-[.K2]-MAX([.I$1:.I$1048576])" office:value-type="float" office:value="2549" calcext:value-type="float">
            <text:p>2549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9" table:formula="of:=CEILING(58*0.9)" office:value-type="float" office:value="53" calcext:value-type="float">
            <text:p>53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9" table:formula="of:=CEILING(10*0.9)" office:value-type="float" office:value="9" calcext:value-type="float">
            <text:p>9</text:p>
          </table:table-cell>
          <table:table-cell/>
          <table:table-cell table:style-name="ce79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29" table:default-cell-style-name="ce9"/>
        <table:table-column table:style-name="co30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9" table:formula="of:=CEILING(319*0.9)" office:value-type="float" office:value="288" calcext:value-type="float">
            <text:p>288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Y1-Sp3'.A1:'Y1-Sp3'.F2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Y1-Sp4'.A1:'Y1-Sp4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'Y1-Sp6'.A1:'Y1-Sp6'.I2">
          <table:sort>
            <table:sort-by table:field-number="0" table:data-type="automatic"/>
          </table:sort>
        </table:database-range>
        <table:database-range table:name="__Anonymous_Sheet_DB__8" table:target-range-address="'Y1-Sp8'.A1:'Y1-Sp8'.I13">
          <table:sort>
            <table:sort-by table:field-number="0" table:data-type="automatic"/>
          </table:sort>
        </table:database-range>
        <table:database-range table:name="__Anonymous_Sheet_DB__9" table:target-range-address="'Y1-Sp10'.A1:'Y1-Sp10'.I13">
          <table:sort>
            <table:sort-by table:field-number="0" table:data-type="automatic"/>
          </table:sort>
        </table:database-range>
        <table:database-range table:name="__Anonymous_Sheet_DB__10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1" table:target-range-address="'Y1-Sp14'.A1:'Y1-Sp14'.I34">
          <table:sort>
            <table:sort-by table:field-number="0" table:data-type="automatic"/>
          </table:sort>
        </table:database-range>
        <table:database-range table:name="__Anonymous_Sheet_DB__12" table:target-range-address="'Y1-Sp16'.A1:'Y1-Sp16'.I45">
          <table:sort>
            <table:sort-by table:field-number="0" table:data-type="automatic"/>
          </table:sort>
        </table:database-range>
        <table:database-range table:name="__Anonymous_Sheet_DB__13" table:target-range-address="'Y1-Sp17'.A1:'Y1-Sp17'.I45">
          <table:sort>
            <table:sort-by table:field-number="0" table:data-type="automatic"/>
          </table:sort>
        </table:database-range>
        <table:database-range table:name="__Anonymous_Sheet_DB__14" table:target-range-address="'Y1-Sp Quality Sprinklers'.A1:'Y1-Sp Quality Sprinklers'.A35" table:orientation="column"/>
        <table:database-range table:name="__Anonymous_Sheet_DB__15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8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57:35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19" meta:cell-count="5827" meta:object-count="0"/>
    <meta:user-defined meta:name="GitHub URL">https://github.com/nathan-alden-sr/stardew-valley</meta:user-defined>
  </office:meta>
</office:document-meta>
</file>